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8ae5" officeooo:paragraph-rsid="001b8ae5"/>
    </style:style>
    <style:style style:name="P2" style:family="paragraph" style:parent-style-name="Standard">
      <style:text-properties officeooo:rsid="001b8ae5" officeooo:paragraph-rsid="002730bf"/>
    </style:style>
    <style:style style:name="P3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officeooo:rsid="001e4044" officeooo:paragraph-rsid="001e4044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rsid="001ce964" officeooo:paragraph-rsid="00201f83" style:font-style-asian="italic" style:font-style-complex="italic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rsid="001ce964" officeooo:paragraph-rsid="001ce964" style:font-style-asian="italic" style:font-style-complex="italic"/>
    </style:style>
    <style:style style:name="P6" style:family="paragraph" style:parent-style-name="Standard">
      <style:text-properties officeooo:paragraph-rsid="0026ba8a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rsid="001e4044" officeooo:paragraph-rsid="001e4044" style:font-style-asian="italic" style:font-style-complex="italic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rsid="001e4044" officeooo:paragraph-rsid="00236dd0" style:font-style-asian="italic" style:font-style-complex="italic"/>
    </style:style>
    <style:style style:name="P9" style:family="paragraph" style:parent-style-name="Standard">
      <style:text-properties fo:font-style="normal" style:text-underline-style="none" officeooo:rsid="002b26e0" officeooo:paragraph-rsid="001e4044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2f2512" officeooo:paragraph-rsid="002f2512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officeooo:rsid="001e4044" officeooo:paragraph-rsid="001e7e64" style:font-size-asian="15pt" style:font-style-asian="italic" style:font-weight-asian="bold" style:font-size-complex="15pt" style:font-style-complex="italic" style:font-weight-complex="bold"/>
    </style:style>
    <style:style style:name="P12" style:family="paragraph" style:parent-style-name="Standard">
      <style:text-properties officeooo:rsid="001b8ae5" officeooo:paragraph-rsid="001e7e64"/>
    </style:style>
    <style:style style:name="P13" style:family="paragraph" style:parent-style-name="Standard">
      <style:text-properties officeooo:rsid="002f2512" officeooo:paragraph-rsid="002f2512"/>
    </style:style>
    <style:style style:name="T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" style:family="text">
      <style:text-properties officeooo:rsid="002730bf"/>
    </style:style>
    <style:style style:name="T3" style:family="text">
      <style:text-properties officeooo:rsid="00224bcf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officeooo:rsid="001ce964"/>
    </style:style>
    <style:style style:name="T6" style:family="text">
      <style:text-properties officeooo:rsid="001e4044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2730bf" style:font-style-asian="normal" style:font-style-complex="normal"/>
    </style:style>
    <style:style style:name="T9" style:family="text">
      <style:text-properties officeooo:rsid="00279814"/>
    </style:style>
    <style:style style:name="T10" style:family="text">
      <style:text-properties officeooo:rsid="0024e9d8"/>
    </style:style>
    <style:style style:name="T11" style:family="text">
      <style:text-properties style:text-underline-style="none"/>
    </style:style>
    <style:style style:name="T12" style:family="text">
      <style:text-properties fo:font-style="normal" style:text-underline-style="none" officeooo:rsid="001e7e64" style:font-style-asian="normal" style:font-style-complex="normal"/>
    </style:style>
    <style:style style:name="T13" style:family="text">
      <style:text-properties fo:font-style="normal" style:text-underline-style="none" officeooo:rsid="00201f83" style:font-style-asian="normal" style:font-style-complex="normal"/>
    </style:style>
    <style:style style:name="T14" style:family="text">
      <style:text-properties fo:font-style="italic" style:text-underline-style="solid" style:text-underline-width="auto" style:text-underline-color="font-color" officeooo:rsid="001e4044" style:font-style-asian="italic" style:font-style-complex="italic"/>
    </style:style>
    <style:style style:name="T15" style:family="text">
      <style:text-properties fo:font-style="normal" style:text-underline-style="none" officeooo:rsid="00279814" style:font-style-asian="normal" style:font-style-complex="normal"/>
    </style:style>
    <style:style style:name="T16" style:family="text">
      <style:text-properties officeooo:rsid="001e7e64"/>
    </style:style>
    <style:style style:name="T17" style:family="text">
      <style:text-properties fo:font-style="normal" style:text-underline-style="none" officeooo:rsid="00236dd0" style:font-style-asian="normal" style:font-style-complex="normal"/>
    </style:style>
    <style:style style:name="T18" style:family="text">
      <style:text-properties fo:font-style="italic" style:text-underline-style="solid" style:text-underline-width="auto" style:text-underline-color="font-color" officeooo:rsid="001e7e64" style:font-style-asian="italic" style:font-style-complex="italic"/>
    </style:style>
    <style:style style:name="T19" style:family="text">
      <style:text-properties fo:font-style="normal" style:text-underline-style="none" officeooo:rsid="001e4044" style:font-style-asian="normal" style:font-style-complex="normal"/>
    </style:style>
    <style:style style:name="T20" style:family="text">
      <style:text-properties fo:font-style="normal" style:text-underline-style="none" officeooo:rsid="0029f8fc" style:font-style-asian="normal" style:font-style-complex="normal"/>
    </style:style>
    <style:style style:name="T21" style:family="text">
      <style:text-properties fo:font-style="normal" style:text-underline-style="none" officeooo:rsid="002b26e0" style:font-style-asian="normal" style:font-style-complex="normal"/>
    </style:style>
    <style:style style:name="T22" style:family="text">
      <style:text-properties fo:font-style="normal" style:text-underline-style="none" officeooo:rsid="002d53be" style:font-style-asian="normal" style:font-style-complex="normal"/>
    </style:style>
    <style:style style:name="T23" style:family="text">
      <style:text-properties officeooo:rsid="0028a586"/>
    </style:style>
    <style:style style:name="T24" style:family="text">
      <style:text-properties style:text-underline-style="none" officeooo:rsid="001e7e64"/>
    </style:style>
    <style:style style:name="T25" style:family="text">
      <style:text-properties officeooo:rsid="002fbd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08/09/2025 :</text:span> visualisation de <text:span text:style-name="T2">c</text:span>e qui <text:span text:style-name="T2">s’</text:span><text:span text:style-name="T3">étai</text:span><text:span text:style-name="T2">t</text:span><text:span text:style-name="T3"> fait </text:span>l’anné<text:span text:style-name="T2">e</text:span> derni<text:span text:style-name="T2">è</text:span>r<text:span text:style-name="T2">e</text:span></text:p>
      <text:p text:style-name="P1"/>
      <text:p text:style-name="P1"><text:span text:style-name="T4">15/09/2025:</text:span> <text:span text:style-name="T2">à nouveau prise </text:span>en main du projet <text:span text:style-name="T5">(visuali</text:span><text:span text:style-name="T6">sation d</text:span><text:span text:style-name="T3">es id</text:span><text:span text:style-name="T2">ées</text:span><text:span text:style-name="T3"> plus ébauche </text:span><text:span text:style-name="T6">)</text:span></text:p>
      <text:p text:style-name="P1"/>
      <text:p text:style-name="P2"><text:span text:style-name="T4">22/09/2025:</text:span><text:span text:style-name="T7"> </text:span><text:span text:style-name="T8">à nouveau prise </text:span><text:span text:style-name="T7">en main du projet </text:span><text:span text:style-name="T6">(correction des faute</text:span><text:span text:style-name="T9">s</text:span><text:span text:style-name="T6"> d’orthographe</text:span><text:span text:style-name="T10">)</text:span></text:p>
      <text:p text:style-name="P1"/>
      <text:p text:style-name="P3"><text:span text:style-name="T11">(</text:span>du 29/09/2025 au 03/11/25 stage + vacance<text:span text:style-name="T9">s</text:span><text:span text:style-name="T11">)</text:span></text:p>
      <text:p text:style-name="P1"/>
      <text:p text:style-name="P4">03/11/2025:<text:span text:style-name="T7"> </text:span><text:span text:style-name="T12">fix bug de </text:span><text:span text:style-name="T13">liaison et fix bug leçon 1</text:span></text:p>
      <text:p text:style-name="P5"/>
      <text:p text:style-name="P6"><text:span text:style-name="T14">10/11/2025:</text:span><text:span text:style-name="T13"> création quiz 2 + nouveau</text:span><text:span text:style-name="T15">x</text:span><text:span text:style-name="T13"> type</text:span><text:span text:style-name="T15">s</text:span><text:span text:style-name="T13"> de question</text:span><text:span text:style-name="T15">s</text:span><text:span text:style-name="T13">: question</text:span><text:span text:style-name="T15">s</text:span><text:span text:style-name="T13"> à réponse libre</text:span></text:p>
      <text:p text:style-name="P7"/>
      <text:p text:style-name="P7">17/11/2025:<text:span text:style-name="T7"> </text:span><text:span text:style-name="T13">création leçon 3/4/5</text:span></text:p>
      <text:p text:style-name="P7"/>
      <text:p text:style-name="P8">2<text:span text:style-name="T16">4</text:span>/11/2025:<text:span text:style-name="T7"> </text:span><text:span text:style-name="T17">c</text:span><text:span text:style-name="T13">réation </text:span><text:span text:style-name="T17">quiz</text:span><text:span text:style-name="T13"> 3 </text:span><text:span text:style-name="T17">et </text:span><text:span text:style-name="T13">4</text:span></text:p>
      <text:p text:style-name="P7"/>
      <text:p text:style-name="P6"><text:span text:style-name="T18">01/</text:span><text:span text:style-name="T14">12/2025:</text:span><text:span text:style-name="T19"> </text:span><text:span text:style-name="T20">installation et configuration de github</text:span></text:p>
      <text:p text:style-name="P7"/>
      <text:p text:style-name="P7"><text:span text:style-name="T16">08/</text:span>12/2025:<text:span text:style-name="T21">problème de technique </text:span></text:p>
      <text:p text:style-name="P7"/>
      <text:p text:style-name="P7"><text:span text:style-name="T16">15</text:span>/<text:span text:style-name="T16">12/2025:</text:span><text:span text:style-name="T21"> recher</text:span><text:span text:style-name="T22">che</text:span><text:span text:style-name="T21"> hebergeur</text:span></text:p>
      <text:p text:style-name="P9"/>
      <text:p text:style-name="P10">22/10/2025:problème technique</text:p>
      <text:p text:style-name="P7"/>
      <text:p text:style-name="P11"><text:span text:style-name="T11">(</text:span>du <text:span text:style-name="T16">22</text:span>/<text:span text:style-name="T16">12</text:span>/2025 au <text:span text:style-name="T16">26</text:span>/<text:span text:style-name="T16">01</text:span>/<text:span text:style-name="T16">2026</text:span> vacance<text:span text:style-name="T23">s</text:span> <text:span text:style-name="T16">+ </text:span>stage<text:span text:style-name="T24">)</text:span></text:p>
      <text:p text:style-name="P12"/>
      <text:p text:style-name="P13">26/01/2025 : <text:span text:style-name="T25">création github pag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14:31:37.340379800</meta:creation-date>
    <dc:date>2026-02-08T15:03:48.142076000</dc:date>
    <meta:editing-duration>PT1H44M15S</meta:editing-duration>
    <meta:editing-cycles>12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4" meta:word-count="102" meta:character-count="698" meta:non-whitespace-character-count="609"/>
  </office:meta>
</office:document-meta>
</file>